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Top.initialize( final Attribute [ ] attributes , final ElementProcessor par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PTop.EP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PTop.getSty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Top.validate( final Number 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PTop.getCol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